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2" style:family="graphic" style:parent-style-name="objectwithoutfill">
      <style:graphic-properties svg:stroke-color="#ff9999" draw:fill="none" draw:textarea-vertical-align="middle"/>
    </style:style>
    <style:style style:name="gr3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start="Arrow" draw:marker-end="Arrow" draw:fill="none" draw:textarea-vertical-align="middle"/>
    </style:style>
    <style:style style:name="gr5" style:family="graphic" style:parent-style-name="Objekt_20_ohne_20_Füllung_20_und_20_Linie">
      <style:graphic-properties draw:textarea-vertical-align="middle" draw:ole-draw-aspect="1"/>
    </style:style>
    <style:style style:name="gr6" style:family="graphic" style:parent-style-name="objectwithoutfill">
      <style:graphic-properties svg:stroke-width="0.1cm" svg:stroke-color="#ffcc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cm" svg:stroke-color="#99ff99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olyline draw:style-name="gr1" draw:text-style-name="P1" draw:layer="layout" svg:width="14.999cm" svg:height="0cm" svg:x="3cm" svg:y="16cm" svg:viewBox="0 0 15000 0" draw:points="0,0 7500,0 9643,0 15000,0">
          <text:p/>
        </draw:polyline>
        <draw:line draw:style-name="gr1" draw:text-style-name="P1" draw:layer="layout" svg:x1="10cm" svg:y1="4cm" svg:x2="10cm" svg:y2="16cm">
          <text:p/>
        </draw:line>
        <draw:line draw:style-name="gr2" draw:text-style-name="P1" draw:layer="layout" svg:x1="13cm" svg:y1="16.1cm" svg:x2="17.7cm" svg:y2="5.5cm">
          <text:p/>
        </draw:line>
        <draw:line draw:style-name="gr3" draw:text-style-name="P1" draw:layer="layout" svg:x1="3cm" svg:y1="10cm" svg:x2="18cm" svg:y2="10cm">
          <text:p/>
        </draw:line>
        <draw:line draw:style-name="gr4" draw:text-style-name="P1" draw:layer="layout" svg:x1="4cm" svg:y1="10.1cm" svg:x2="4cm" svg:y2="15.8cm">
          <text:p/>
        </draw:line>
        <draw:frame draw:style-name="gr5" draw:text-style-name="P1" draw:layer="layout" svg:width="0.763cm" svg:height="0.539cm" svg:x="4.137cm" svg:y="12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" draw:text-style-name="P1" draw:layer="layout" svg:x1="3cm" svg:y1="5.5cm" svg:x2="18cm" svg:y2="5.5cm">
          <text:p/>
        </draw:line>
        <draw:line draw:style-name="gr4" draw:text-style-name="P1" draw:layer="layout" svg:x1="3cm" svg:y1="5.7cm" svg:x2="3.012cm" svg:y2="15.8cm">
          <text:p/>
        </draw:line>
        <draw:line draw:style-name="gr7" draw:text-style-name="P1" draw:layer="layout" svg:x1="10cm" svg:y1="16cm" svg:x2="15.7cm" svg:y2="10cm">
          <text:p/>
        </draw:line>
        <draw:line draw:style-name="gr7" draw:text-style-name="P1" draw:layer="layout" svg:x1="10cm" svg:y1="16cm" svg:x2="17.7cm" svg:y2="5.5cm">
          <text:p/>
        </draw:line>
        <draw:line draw:style-name="gr8" draw:text-style-name="P1" draw:layer="layout" svg:x1="15.7cm" svg:y1="10cm" svg:x2="14.4cm" svg:y2="10cm">
          <text:p/>
        </draw:line>
        <draw:frame draw:style-name="gr5" draw:text-style-name="P1" draw:layer="layout" svg:width="0.39cm" svg:height="0.474cm" svg:x="15.01cm" svg:y="9.4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1.368cm" svg:height="0.539cm" svg:x="4.255cm" svg:y="7.52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4" draw:text-style-name="P1" draw:layer="layout" svg:x1="4cm" svg:y1="5.6cm" svg:x2="4cm" svg:y2="9.9cm">
          <text:p/>
        </draw:line>
        <draw:line draw:style-name="gr9" draw:text-style-name="P1" draw:layer="layout" svg:x1="10cm" svg:y1="16.2cm" svg:x2="13cm" svg:y2="16.2cm">
          <text:p/>
        </draw:line>
        <draw:frame draw:style-name="gr5" draw:text-style-name="P1" draw:layer="layout" svg:width="0.471cm" svg:height="0.474cm" svg:x="11.2cm" svg:y="16.22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" draw:layer="layout" svg:width="1.52cm" svg:height="0.474cm" svg:x="12.28cm" svg:y="16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2.189cm" svg:height="0.474cm" svg:x="8.611cm" svg:y="16.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4-26T19:49:38.418969257</meta:creation-date>
    <dc:date>2016-04-26T20:22:24.842375816</dc:date>
    <dc:creator>simon </dc:creator>
    <meta:editing-duration>PT30M39S</meta:editing-duration>
    <meta:editing-cycles>2</meta:editing-cycles>
    <meta:generator>LibreOffice/4.2.8.2$Linux_X86_64 LibreOffice_project/420m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sub>
      <mi>d</mi>
      <mi mathvariant="italic">ref</mi>
    </msub>
    <annotation encoding="StarMath 5.0">d_ref
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3/content.xml><?xml version="1.0" encoding="utf-8"?>
<math xmlns="http://www.w3.org/1998/Math/MathML" display="block">
  <semantics>
    <mrow>
      <mi>d</mi>
      <mo stretchy="false">−</mo>
      <msub>
        <mi>d</mi>
        <mi mathvariant="italic">ref</mi>
      </msub>
    </mrow>
    <annotation encoding="StarMath 5.0">d- d_ref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i mathvariant="italic">Emitter</mi>
    <annotation encoding="StarMath 5.0">Emitter</annotation>
  </semantics>
</math>
</file>

<file path=Object 6/content.xml><?xml version="1.0" encoding="utf-8"?>
<math xmlns="http://www.w3.org/1998/Math/MathML" display="block">
  <semantics>
    <mrow>
      <mi mathvariant="italic">IR</mi>
      <mo stretchy="false">−</mo>
      <mi mathvariant="italic">Sensor</mi>
    </mrow>
    <annotation encoding="StarMath 5.0">IR-Sensor</annotation>
  </semantics>
</math>
</file>